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D0CEC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0CEC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2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2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16.695208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Wrist_Watch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4" table:style-name="ce11">
            <text:p>Test Scenario : Wrist Watch</text:p>
          </table:table-cell>
          <table:covered-table-cell/>
          <table:table-cell table:number-columns-repeated="16381"/>
        </table:table-row>
        <table:table-row table:number-rows-repeated="3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e material of the watch and its stra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if the watch is waterproof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if the watch is having a date and day display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the dimension of the watch is as per the specific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e type of watch – analog or digital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6" table:style-name="ce6">
            <text:p>6</text:p>
          </table:table-cell>
          <table:table-cell office:value-type="string" table:style-name="ce8">
            <text:p>Check that clock’s time can be corrected using the key in case of an analog clock and buttons in case of a digital clock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if the brand of the watch and check if its visible in the dial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8" table:style-name="ce6">
            <text:p>8</text:p>
          </table:table-cell>
          <table:table-cell office:value-type="string" table:style-name="ce8">
            <text:p>Check In the case of an analog watch, check the correctness time displayed by the second, minute, and hour hand of the watch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if the shape of the dial is as per specific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8">
            <text:p>Check if the watch comes with any guarantee or warrant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1" table:style-name="ce6">
            <text:p>11</text:p>
          </table:table-cell>
          <table:table-cell office:value-type="string" table:style-name="ce7">
            <text:p>Check if the dial’s glass/plastic is resistant to minor scratches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2" table:style-name="ce6">
            <text:p>12</text:p>
          </table:table-cell>
          <table:table-cell office:value-type="string" table:style-name="ce8">
            <text:p>Check In the case of a digital watch, check the digital display for hours, minutes, and seconds is correctly displaye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if we can watch different power cells with this watch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string" table:style-name="ce7">
            <text:p>Check the weight of the watch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if the clock is having stopwatch, timers, and alarm functionality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 that the numbers in the dial are clearly visible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if it is making any sound when it is moving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8" table:style-name="ce6">
            <text:p>18</text:p>
          </table:table-cell>
          <table:table-cell office:value-type="string" table:style-name="ce8">
            <text:p>Check the color of the text displayed in the watch – time, day, date, and other inform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if the second hand of the watch makes ticking sound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0" table:style-name="ce6">
            <text:p>20</text:p>
          </table:table-cell>
          <table:table-cell office:value-type="string" table:style-name="ce8">
            <text:p>Check if the dial has glass covering or plastic, check if the material is breakable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1" table:style-name="ce6">
            <text:p>21</text:p>
          </table:table-cell>
          <table:table-cell office:value-type="string" table:style-name="ce8">
            <text:p>Check In the case of a digital watch, verify the format of the watch 12 hours or 24 hour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2" table:style-name="ce6">
            <text:p>22</text:p>
          </table:table-cell>
          <table:table-cell office:value-type="string" table:style-name="ce7">
            <text:p>Check the battery requirement of the watch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3" table:style-name="ce6">
            <text:p>23</text:p>
          </table:table-cell>
          <table:table-cell office:value-type="string" table:style-name="ce7">
            <text:p>Check if you can change the watch’s strap with the other on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4" table:style-name="ce6">
            <text:p>24</text:p>
          </table:table-cell>
          <table:table-cell office:value-type="string" table:style-name="ce7">
            <text:p>Check if the dial of the watch is fitted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5" table:style-name="ce6">
            <text:p>25</text:p>
          </table:table-cell>
          <table:table-cell office:value-type="string" table:style-name="ce7">
            <text:p>Check if the watch is making any vibration when it’s in movemen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6" table:style-name="ce6">
            <text:p>26</text:p>
          </table:table-cell>
          <table:table-cell office:value-type="string" table:style-name="ce7">
            <text:p>Check if the time is visible in a dark room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7" table:style-name="ce6">
            <text:p>27</text:p>
          </table:table-cell>
          <table:table-cell office:value-type="string" table:style-name="ce7">
            <text:p>Check the watch condition when you charge for a long dur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8" table:style-name="ce6">
            <text:p>28</text:p>
          </table:table-cell>
          <table:table-cell office:value-type="string" table:style-name="ce7">
            <text:p>Check the effect of oil, water, and liquid on the watch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9" table:style-name="ce6">
            <text:p>29</text:p>
          </table:table-cell>
          <table:table-cell office:value-type="string" table:style-name="ce7">
            <text:p>Check the watch’s body must not be too thin or too thick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30" table:style-name="ce9">
            <text:p>30</text:p>
          </table:table-cell>
          <table:table-cell office:value-type="string" table:style-name="ce10">
            <text:p>Check the look and feel must be good.</text:p>
          </table:table-cell>
          <table:table-cell table:number-columns-repeated="16381"/>
        </table:table-row>
        <table:table-row table:number-rows-repeated="104853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0T13:03:19Z</meta:creation-date>
    <dc:date>2023-12-25T09:59:02Z</dc:date>
  </office:meta>
</office:document-meta>
</file>